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der Plate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ninah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Matzah bread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osherstock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ntique doo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pitho / Volksmission Freudenstadt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inladung zur Wanderung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rot und Wein</text:p>
          </table:table-cell>
          <table:table-cell table:formula="of:=IF([.A33]&lt;&gt;&quot;&quot;;[.A33];&quot;&quot;)" office:value-type="float" office:value="12" calcext:value-type="float">
            <text:p>12</text:p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kob Erhardt / Volksmission Freudenstadt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okal</text:p>
          </table:table-cell>
          <table:table-cell table:formula="of:=IF([.A34]&lt;&gt;&quot;&quot;;[.A34];&quot;&quot;)" office:value-type="float" office:value="13" calcext:value-type="float">
            <text:p>13</text:p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. Hofschlaege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weets – Bonbon</text:p>
          </table:table-cell>
          <table:table-cell table:formula="of:=IF([.A35]&lt;&gt;&quot;&quot;;[.A35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lsen196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ink Donuts Series</text:p>
          </table:table-cell>
          <table:table-cell table:formula="of:=IF([.A36]&lt;&gt;&quot;&quot;;[.A36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ixaio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eer</text:p>
          </table:table-cell>
          <table:table-cell table:formula="of:=IF([.A37]&lt;&gt;&quot;&quot;;[.A3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efanG8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nbed on tropical beach</text:p>
          </table:table-cell>
          <table:table-cell table:formula="of:=IF([.A38]&lt;&gt;&quot;&quot;;[.A38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l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yringes and vial</text:p>
          </table:table-cell>
          <table:table-cell table:formula="of:=IF([.A39]&lt;&gt;&quot;&quot;;[.A3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zeathie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ad</text:p>
          </table:table-cell>
          <table:table-cell table:formula="of:=IF([.A40]&lt;&gt;&quot;&quot;;[.A4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vdvars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ym weights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zard909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ttled wate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azreth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Fast lane</text:p>
          </table:table-cell>
          <table:table-cell table:formula="of:=IF([.A43]&lt;&gt;&quot;&quot;;[.A4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si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akfast</text:p>
          </table:table-cell>
          <table:table-cell table:formula="of:=IF([.A44]&lt;&gt;&quot;&quot;;[.A44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hokingxl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9:39:45.538962681</dc:date>
    <meta:editing-duration>P3DT12H44M46S</meta:editing-duration>
    <meta:generator>LibreOffice/4.1.3.2$Linux_X86_64 LibreOffice_project/410m0$Build-2</meta:generator>
    <meta:editing-cycles>161</meta:editing-cycles>
    <meta:document-statistic meta:table-count="2" meta:cell-count="748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